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200%"/>
      <style:text-properties style:font-name="Times New Roman"/>
    </style:style>
    <style:style style:name="P3" style:family="paragraph" style:parent-style-name="Text_20_body">
      <style:paragraph-properties fo:line-height="200%"/>
      <style:text-properties style:font-name="Times New Roman"/>
    </style:style>
    <style:style style:name="P4" style:family="paragraph" style:parent-style-name="Title">
      <style:paragraph-properties fo:line-height="200%"/>
      <style:text-properties style:font-name="Times New Roman" fo:font-size="12pt" fo:font-weight="bold" style:font-size-asian="12pt" style:font-weight-asian="bold" style:font-size-complex="12pt" style:font-weight-complex="bold"/>
    </style:style>
    <style:style style:name="T1" style:family="text">
      <style:text-properties fo:font-style="italic" style:font-style-asian="italic" style:font-style-complex="italic"/>
    </style: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aden Cermak-Hosein</text:p>
      <text:p text:style-name="P2">Ms. Maczuga</text:p>
      <text:p text:style-name="P2">Honors English 10</text:p>
      <text:p text:style-name="P2"><text:date style:data-style-name="N76" text:date-value="2021-03-09T08:19:31.406614151" text:fixed="true">March 9, 2021</text:date></text:p>
      <text:p text:style-name="P2"/>
      <text:p text:style-name="P4">Actual thing</text:p>
      <text:p text:style-name="P3"><text:tab/>The novella <text:span text:style-name="T1">Of Mice and Men</text:span> by John Steinbeck opens with a scene describing a beautiful setting in order to show how terrible the living conditions of workers were, while the film adaptation opens with a high-intensity action scene to hook readers. In the novella, Steinbeck used this setting to reinforce the hardship workers faced by juxtaposing the beautiful opening scene with what follows in the book. In the movie, the most likely reason the directors and writers chose to change this to the scene where George and Lennie are chased by a mob is because it was less important to them to stay completely loyal to the book than it was to ensure the viewer was entertained and engaged. After all, the book was written to spread awareness of conditions for people living nearly a century in the past; it was important to Steinbeck, but it's not as relevant today, and a movie needs to sell. This scene does its job amazingly, captivating the viewer. It is engaging and suspenseful. In this scene, the audience doesn't really understand why George and Lennie were being chased, or entirely what for, and the frantic movement of the camera also contributes to the viewer's engagement. Overall, this change in the movie achieves its goal of creating suspense and captivating the audien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Actual thing</dc:title>
    <dc:description/>
    <dc:subject/>
    <meta:keyword/>
    <meta:initial-creator>Jaden CH</meta:initial-creator>
    <meta:creation-date>2021-03-09T02:16:52Z</meta:creation-date>
    <dc:date>2021-03-09T08:57:01.436332375</dc:date>
    <meta:editing-duration>PT23M51S</meta:editing-duration>
    <meta:editing-cycles>1</meta:editing-cycles>
    <meta:document-statistic meta:table-count="0" meta:image-count="0" meta:object-count="0" meta:page-count="1" meta:paragraph-count="6" meta:word-count="231" meta:character-count="1359" meta:non-whitespace-character-count="1133"/>
    <meta:user-defined meta:name="course">Honors English 10</meta:user-defined>
    <meta:user-defined meta:name="instructor">Ms. Maczuga</meta:user-defined>
  </office:meta>
</office:document-meta>
</file>